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1" style:family="table-column">
      <style:table-column-properties fo:break-before="auto" style:column-width="4.952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co42" style:family="table-column">
      <style:table-column-properties fo:break-before="auto" style:column-width="0.4701in"/>
    </style:style>
    <style:style style:name="co43" style:family="table-column">
      <style:table-column-properties fo:break-before="auto" style:column-width="5.6756in"/>
    </style:style>
    <style:style style:name="co44" style:family="table-column">
      <style:table-column-properties fo:break-before="auto" style:column-width="1.32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style:style style:name="ta7" style:family="table" style:master-page-name="Default">
      <style:table-properties table:display="true" style:writing-mode="lr-tb" table:tab-color="#00a933"/>
    </style:style>
    <number:number-style style:name="N3">
      <number:number number:decimal-places="0" number:min-decimal-places="0" number:min-integer-digits="1" number:grouping="true"/>
    </number:number-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3"/>
    <style:style style:name="ce3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206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206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5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7">
        <table:table-column table:style-name="co42" table:default-cell-style-name="ce290"/>
        <table:table-column table:style-name="co13" table:default-cell-style-name="ce220"/>
        <table:table-column table:style-name="co43" table:default-cell-style-name="ce300"/>
        <table:table-column table:style-name="co17" table:default-cell-style-name="ce301"/>
        <table:table-column table:style-name="co44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400000" calcext:value-type="float">
            <text:p>2,400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ADATA XPG LANCER BLADE DDR5 32GB (2x16GB) 5600Mhz – BLACK</text:p>
          </table:table-cell>
          <table:table-cell table:style-name="ce274" office:value-type="float" office:value="1175000" calcext:value-type="float">
            <text:p>1,175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RTX 5060</text:p>
          </table:table-cell>
          <table:table-cell table:style-name="ce306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220" office:value-type="string" calcext:value-type="string">
            <text:p>Zotac Gaming GeForce RTX 3050 Solo 8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600W PSU MSI MAG</text:p>
          </table:table-cell>
          <table:table-cell table:style-name="ce306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5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2])" office:value-type="float" office:value="14969000" calcext:value-type="float">
            <text:p>14,969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2499000" calcext:value-type="float">
            <text:p>12,499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7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8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6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6])" office:value-type="float" office:value="7171701" calcext:value-type="float">
            <text:p>7,171,701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2:.D39])-[.D38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2" table:default-cell-style-name="ce220"/>
        <table:table-column table:style-name="co23" table:default-cell-style-name="ce300"/>
        <table:table-column table:style-name="co24" table:default-cell-style-name="ce301"/>
        <table:table-column table:style-name="co5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4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5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Bonkyo keyboard gaming 87 key Keyboard mause Anime </text:p>
          </table:table-cell>
          <table:table-cell table:style-name="ce309" office:value-type="float" office:value="138900" calcext:value-type="float">
            <text:p>138,900 </text:p>
          </table:table-cell>
          <table:table-cell table:number-columns-repeated="2"/>
          <table:table-cell table:style-name="ce220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9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9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20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9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6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9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1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6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2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6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6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3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6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7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8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6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5" table:default-cell-style-name="ce220"/>
        <table:table-column table:style-name="co26" table:default-cell-style-name="ce220"/>
        <table:table-column table:style-name="co27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6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6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5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5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6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5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5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6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5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5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30" table:default-cell-style-name="ce214"/>
        <table:table-column table:style-name="co31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206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206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7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5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8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2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6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6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5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5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6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5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5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6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5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5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29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82"/>
        <table:table-column table:style-name="co36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29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2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9T07:47:18.174499259</dc:date>
    <meta:editing-duration>P20DT14H30M16S</meta:editing-duration>
    <meta:editing-cycles>1025</meta:editing-cycles>
    <meta:generator>LibreOffice/24.8.4.2$Linux_X86_64 LibreOffice_project/480$Build-2</meta:generator>
    <meta:document-statistic meta:table-count="18" meta:cell-count="1335" meta:object-count="0"/>
  </office:meta>
</office:document-meta>
</file>